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9.147cm" svg:height="9.573cm" svg:x="9.214cm" svg:y="0.166cm">
            <draw:object draw:notify-on-update-of-ranges="Feuille1.C3:Feuille1.C9 Feuille1.D3:Feuille1.D9 Feuille1.C2:Feuille1.C2 Feuille1.C3:Feuille1.C12 Feuille1.D9:Feuille1.D10 Feuille1.C9:Feuille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214cm" svg:height="10.191cm" svg:x="9.211cm" svg:y="10.55cm">
            <draw:object draw:notify-on-update-of-ranges="Feuille1.D18:Feuille1.D20 Feuille1.C17:Feuille1.C17 Feuille1.C18:Feuille1.C20 Feuille1.D20:Feuille1.D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s mesurées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formula="of:=[.B10]*3.6" office:value-type="float" office:value="244.8" calcext:value-type="float">
            <text:p>244,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s mesurées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/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/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8T10:56:10.303000000</meta:creation-date>
    <meta:generator>LibreOffice/7.3.4.2$Windows_X86_64 LibreOffice_project/728fec16bd5f605073805c3c9e7c4212a0120dc5</meta:generator>
    <dc:date>2023-07-28T15:12:23.742000000</dc:date>
    <meta:editing-duration>PT1H43M40S</meta:editing-duration>
    <meta:editing-cycles>26</meta:editing-cycles>
    <meta:document-statistic meta:table-count="1" meta:cell-count="6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Courbe de tendanc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text-properties fo:color="#2a6099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Courbe de tendance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0000"/>
    </style:style>
    <style:style style:name="ch17" style:family="chart">
      <style:graphic-properties svg:stroke-color="#ff0000"/>
      <style:text-properties fo:color="#ff0000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48cm" svg:height="9.574cm" xlink:href=".." xlink:type="simple" chart:class="chart:scatter" chart:style-name="ch1">
        <chart:title svg:x="6.104cm" svg:y="0.327cm" chart:style-name="ch2">
          <text:p>Courbe d'étalonnage du tube Pitot</text:p>
        </chart:title>
        <chart:subtitle svg:x="5.852cm" svg:y="1.324cm" chart:style-name="ch3">
          <text:p>Valeurs mesurées en fonction de la vitesse</text:p>
        </chart:subtitle>
        <chart:legend chart:legend-position="end" svg:x="15.133cm" svg:y="3.323cm" style:legend-expansion="custom" svg:width="3.935cm" svg:height="3.143cm" style:legend-expansion-aspect-ratio="1.25198854597518" chart:style-name="ch4"/>
        <chart:plot-area chart:style-name="ch5" table:cell-range-address="Feuille1.C3:Feuille1.D9 Feuille1.C2:Feuille1.C12" chart:data-source-has-labels="both" svg:x="1.234cm" svg:y="2.231cm" svg:width="14.006cm" svg:height="6.073cm">
          <chart:coordinate-region svg:x="2.067cm" svg:y="2.426cm" svg:width="12.88cm" svg:height="5.239cm"/>
          <chart:axis chart:dimension="x" chart:name="primary-x" chart:style-name="ch6" chartooo:axis-type="auto">
            <chart:title svg:x="7.024cm" svg:y="8.496cm" chart:style-name="ch7">
              <text:p>Vitesse en Km/h</text:p>
            </chart:title>
            <chart:categories table:cell-range-address="Feuille1.C3:Feuille1.C9"/>
          </chart:axis>
          <chart:axis chart:dimension="y" chart:name="primary-y" chart:style-name="ch8">
            <chart:title svg:x="0.309cm" svg:y="6.577cm" chart:style-name="ch9">
              <text:p>valeurs mesurées</text:p>
            </chart:title>
            <chart:grid chart:style-name="ch10" chart:class="major"/>
          </chart:axis>
          <chart:series chart:style-name="ch11" chart:values-cell-range-address="Feuille1.C3:Feuille1.C12" chart:label-cell-address="Feuille1.C2:Feuille1.C2" chart:class="chart:scatter">
            <chart:domain table:cell-range-address="Feuille1.D3:Feuille1.D9"/>
            <chart:regression-curve chart:style-name="ch12">
              <chart:equation chart:display-equation="true" chart:display-r-square="false" svg:x="6.286cm" svg:y="6.932cm" chart:style-name="ch13"/>
            </chart:regression-curve>
            <chart:data-point chart:repeated="3"/>
            <chart:data-point chart:style-name="ch14"/>
            <chart:data-point chart:repeated="6"/>
          </chart:series>
          <chart:series chart:style-name="ch15" chart:values-cell-range-address="Feuille1.C9:Feuille1.C10" chart:class="chart:scatter">
            <chart:domain table:cell-range-address="Feuille1.D9:Feuille1.D10"/>
            <chart:regression-curve chart:style-name="ch16">
              <chart:equation chart:display-equation="true" chart:display-r-square="false" svg:x="2.831cm" svg:y="3.263cm" chart:style-name="ch17"/>
            </chart:regression-curve>
            <chart:data-point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s mesurées</text:p>
                <draw:g>
                  <svg:desc>Feuille1.C2:Feuille1.C2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Feuille1.C3:Feuille1.C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130">
                <text:p>130</text:p>
                <draw:g>
                  <svg:desc>Feuille1.D9:Feuille1.D10</svg:desc>
                </draw:g>
              </table:table-cell>
              <table:table-cell office:value-type="float" office:value="65">
                <text:p>65</text:p>
                <draw:g>
                  <svg:desc>Feuille1.C9:Feuille1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44.8">
                <text:p>244.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Courbe de tendanc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text-properties fo:color="#2a6099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Courbe de tendanc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>
      <style:text-properties fo:color="#ff00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215cm" svg:height="10.192cm" xlink:href=".." xlink:type="simple" chart:class="chart:scatter" chart:style-name="ch1">
        <chart:title svg:x="5.775cm" svg:y="0.339cm" chart:style-name="ch2">
          <text:p>Courbe d'étalonnage de l'effet Venturi</text:p>
        </chart:title>
        <chart:subtitle svg:x="5.885cm" svg:y="1.348cm" chart:style-name="ch3">
          <text:p>Valeurs mesurées en fonction de la vitesse</text:p>
        </chart:subtitle>
        <chart:legend chart:legend-position="end" svg:x="15.226cm" svg:y="4.272cm" style:legend-expansion="custom" svg:width="3.85cm" svg:height="2.914cm" style:legend-expansion-aspect-ratio="1.32120796156486" chart:style-name="ch4"/>
        <chart:plot-area chart:style-name="ch5" table:cell-range-address="Feuille1.C18:Feuille1.D20 Feuille1.C17:Feuille1.C17 Feuille1.C20:Feuille1.C27" chart:data-source-has-labels="row" svg:x="1.49cm" svg:y="2.24cm" svg:width="13.844cm" svg:height="6.768cm">
          <chart:coordinate-region svg:x="2.129cm" svg:y="2.435cm" svg:width="12.912cm" svg:height="5.934cm"/>
          <chart:axis chart:dimension="x" chart:name="primary-x" chart:style-name="ch6">
            <chart:title svg:x="7.199cm" svg:y="9.212cm" chart:style-name="ch7">
              <text:p>Vitesse en Km/h</text:p>
            </chart:title>
          </chart:axis>
          <chart:axis chart:dimension="y" chart:name="primary-y" chart:style-name="ch8">
            <chart:title svg:x="0.563cm" svg:y="6.96cm" chart:style-name="ch9">
              <text:p>Valeurs mesurées</text:p>
            </chart:title>
            <chart:grid chart:style-name="ch10" chart:class="major"/>
          </chart:axis>
          <chart:series chart:style-name="ch11" chart:values-cell-range-address="Feuille1.C18:Feuille1.C20" chart:label-cell-address="Feuille1.C17:Feuille1.C17" chart:class="chart:scatter">
            <chart:domain table:cell-range-address="Feuille1.D18:Feuille1.D20"/>
            <chart:regression-curve chart:style-name="ch12">
              <chart:equation chart:display-equation="true" chart:display-r-square="false" svg:x="2.353cm" svg:y="6.022cm" chart:style-name="ch13"/>
            </chart:regression-curve>
            <chart:data-point chart:repeated="2"/>
            <chart:data-point chart:style-name="ch14"/>
          </chart:series>
          <chart:series chart:style-name="ch15" chart:values-cell-range-address="Feuille1.C20:Feuille1.C27" chart:class="chart:scatter">
            <chart:domain table:cell-range-address="Feuille1.D20:Feuille1.D27"/>
            <chart:regression-curve chart:style-name="ch16">
              <chart:equation chart:display-equation="true" chart:display-r-square="false" svg:x="4.795cm" svg:y="2.947cm" chart:style-name="ch17"/>
            </chart:regression-curve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s mesurées</text:p>
                <draw:g>
                  <svg:desc>Feuille1.C17:Feuille1.C17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18:Feuille1.D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70">
                <text:p>70</text:p>
                <draw:g>
                  <svg:desc>Feuille1.D20:Feuille1.D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